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16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18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22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2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text-properties style:font-name="Arial" fo:font-size="6pt" style:font-size-asian="6pt" style:font-size-complex="6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3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4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7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9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0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font-name="Arial" fo:font-size="10pt" fo:language="ru" fo:country="RU" style:font-size-asian="10pt" style:font-size-complex="10pt"/>
    </style:style>
    <style:style style:name="T12" style:family="text">
      <style:text-properties fo:language="ru" fo:country="RU"/>
    </style:style>
    <style:style style:name="T13" style:family="text">
      <style:text-properties style:font-name="Arial" fo:font-size="10pt" fo:language="ru" fo:country="RU" style:font-size-asian="10pt" style:font-size-complex="10pt"/>
    </style:style>
    <style:style style:name="T14" style:family="text">
      <style:text-properties fo:language="en" fo:country="US"/>
    </style:style>
    <style:style style:name="T15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16" style:family="text">
      <style:text-properties fo:color="#b3b3b3"/>
    </style:style>
    <style:style style:name="T17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8894968" text:id="ct28889496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88895072" text:id="ct28889507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8895176" text:id="ct288895176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8895280" text:id="ct288895280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88895384" text:id="ct288895384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88895488" text:id="ct288895488">
          <text:insertion>
            <office:change-info>
              <dc:creator>&lt;анонимный&gt;</dc:creator>
              <dc:date>2012-12-14T13:50:00</dc:date>
            </office:change-info>
          </text:insertion>
        </text:changed-region>
        <text:changed-region xml:id="ct288895592" text:id="ct288895592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88895696" text:id="ct288895696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88895800" text:id="ct288895800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88895904" text:id="ct288895904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88896008" text:id="ct288896008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88896112" text:id="ct288896112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88896216" text:id="ct288896216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88896320" text:id="ct28889632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896424" text:id="ct288896424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88896528" text:id="ct28889652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896632" text:id="ct28889663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896736" text:id="ct28889673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8896840" text:id="ct288896840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88896944" text:id="ct288896944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88897048" text:id="ct288897048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88897152" text:id="ct288897152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88897256" text:id="ct288897256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88897360" text:id="ct28889736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88897464" text:id="ct28889746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88897568" text:id="ct288897568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88897672" text:id="ct288897672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288897776" text:id="ct288897776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88897880" text:id="ct288897880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288897984" text:id="ct288897984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88898088" text:id="ct288898088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88898192" text:id="ct288898192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Министерство здравоохранения Российской Федерации</text:p>
            <text:p text:style-name="P7">ФГБУ «ФНКЦ ДГОИ им. Дмитрия Рогачева»</text:p>
          </table:table-cell>
          <table:table-cell table:style-name="Таблица3.A1" office:value-type="string">
            <text:p text:style-name="P13">Медицинская документация<text:line-break/>Форма № 066/у-02</text:p>
            <text:p text:style-name="P17">Утверждена Приказом Минздрава России<text:line-break/>от 30.12.2002 № 413 </text:p>
          </table:table-cell>
        </table:table-row>
      </table:table>
      <text:p text:style-name="P6"/>
      <text:p text:style-name="P6"/>
      <text:p text:style-name="P1">СТАТИСТИЧЕСКАЯ КАРТА ВЫБЫВШЕГО ИЗ СТАЦИОНАРА</text:p>
      <text:p text:style-name="P1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16"><text:span text:style-name="T8">№ медицинской карты: </text:span><text:change-start text:change-id="ct288894968"/><text:span text:style-name="T8">getData('number')</text:span><text:change-end text:change-id="ct288894968"/><text:span text:style-name="T8"> </text:span></text:p>
      <text:p text:style-name="P5"/>
      <text:p text:style-name="P14"><text:span text:style-name="T10">1. Код пациента: </text:span><text:change-start text:change-id="ct288895072"/><text:span text:style-name="T10">getData('patient.id')</text:span><text:change-end text:change-id="ct288895072"/><text:span text:style-name="T9"> <text:tab/></text:span><text:span text:style-name="T10">2. Ф.И.О.: </text:span><text:change-start text:change-id="ct288895176"/><text:span text:style-name="T10">getFullName('patient.name')</text:span><text:change-end text:change-id="ct288895176"/><text:span text:style-name="T10"> </text:span></text:p>
      <text:p text:style-name="P12"><text:span text:style-name="T4">3. Пол: </text:span><text:change-start text:change-id="ct288895280"/><text:span text:style-name="T11">getSex('patient.sex')</text:span><text:change-end text:change-id="ct288895280"/><text:span text:style-name="T6"> <text:tab/></text:span><text:span text:style-name="T4">4. Дата рождения: </text:span><text:change-start text:change-id="ct288895384"/><text:span text:style-name="T4">formatDate('</text:span><text:span text:style-name="T4">patient.birthDate'</text:span><text:span text:style-name="T7">)</text:span><text:change-end text:change-id="ct288895384"/><text:span text:style-name="T4"> (возраст: </text:span><text:change-start text:change-id="ct288895488"/><text:span text:style-name="T4">getAge('patient.birthDate')</text:span><text:change-end text:change-id="ct288895488"/><text:span text:style-name="T4"> )</text:span></text:p>
      <text:p text:style-name="P4">5. Документ, удостов. личность: название, серия, номер: </text:p>
      <text:p text:style-name="P11"><text:span text:style-name="T4"><text:tab/> </text:span><text:change-start text:change-id="ct288895592"/><text:span text:style-name="T4"><office:annotation><dc:creator>&lt;анонимный&gt;</dc:creator><dc:date>2012-12-14T14:52:00.37</dc:date><text:p text:style-name="P31"><text:span text:style-name="T18">do text for idCard in data['patient']['idCards']</text:span></text:p></office:annotation></text:span><text:change-end text:change-id="ct288895592"/><text:change-start text:change-id="ct288895696"/><text:span text:style-name="T4">getData('docType.name', idCard)</text:span><text:change-end text:change-id="ct288895696"/><text:span text:style-name="T13"> </text:span><text:change-start text:change-id="ct288895800"/><text:span text:style-name="T13">getData('series', idCard)</text:span><text:change-end text:change-id="ct288895800"/><text:span text:style-name="T13"> </text:span><text:change-start text:change-id="ct288895904"/><text:span text:style-name="T13">getData('number', idCard)</text:span><text:change-end text:change-id="ct288895904"/><text:span text:style-name="T13"> </text:span></text:p>
      <text:p text:style-name="P15"><text:span text:style-name="T4">6. Адрес: регистрация по месту жительства: </text:span><text:change-start text:change-id="ct288896008"/><text:span text:style-name="T4">getAddress('patient.address.residential')</text:span><text:change-end text:change-id="ct288896008"/><text:span text:style-name="T6"> </text:span></text:p>
      <text:p text:style-name="P11"><text:span text:style-name="T4">7. Код территории проживания: </text:span><text:change-start text:change-id="ct288896112"/><text:span text:style-name="T7">getData('patient.address.residential.street.code')</text:span><text:change-end text:change-id="ct288896112"/><text:span text:style-name="T7">  </text:span><text:span text:style-name="T4">Житель: </text:span><text:change-start text:change-id="ct288896216"/><text:span text:style-name="T4">(simpleIf('patient.address.residential.localityType', 'Село', 'Город'))</text:span><text:change-end text:change-id="ct288896216"/><text:span text:style-name="T6"> </text:span></text:p>
      <text:p text:style-name="P29">8. Страховой полис (серия, номер): </text:p>
      <text:p text:style-name="P10"><text:span text:style-name="T10"><text:tab/> </text:span><text:change-start text:change-id="ct288896320"/><text:span text:style-name="T10"><office:annotation><dc:creator>&lt;анонимный&gt;</dc:creator><dc:date>2012-12-14T14:35:59.37</dc:date><text:p text:style-name="P32"><text:span text:style-name="T20">do text for payment in data['patient']['payments'] </text:span></text:p></office:annotation></text:span><text:change-end text:change-id="ct288896320"/><text:change-start text:change-id="ct288896424"/><text:span text:style-name="T10">getData('policyType.name', payment)</text:span><text:change-end text:change-id="ct288896424"/><text:span text:style-name="T10">, </text:span><text:change-start text:change-id="ct288896528"/><text:span text:style-name="T10">getData('smo.name', payment)</text:span><text:change-end text:change-id="ct288896528"/><text:span text:style-name="T10"> </text:span><text:change-start text:change-id="ct288896632"/><text:span text:style-name="T10">getData('series', payment)</text:span><text:change-end text:change-id="ct288896632"/><text:span text:style-name="T10"> </text:span><text:change-start text:change-id="ct288896736"/><text:span text:style-name="T10">getData('number', payment)</text:span><text:change-end text:change-id="ct288896736"/><text:span text:style-name="T12"> </text:span></text:p>
      <text:p text:style-name="P15"><text:span text:style-name="T4">9. Вид оплаты: </text:span><text:change-start text:change-id="ct288896840"/><text:span text:style-name="T7">getData('appealType')['finance']['name']</text:span><text:change-end text:change-id="ct288896840"/><text:span text:style-name="T4"> </text:span></text:p>
      <text:p text:style-name="P9"><text:span text:style-name="T1">10. Социальный статус: </text:span><text:change-start text:change-id="ct288896944"/><text:span text:style-name="T1"><office:annotation><dc:creator>&lt;анонимный&gt;</dc:creator><dc:date>2012-12-14T15:33:49.37</dc:date><text:p text:style-name="P32"><text:span text:style-name="T19">do text for occupation in data['patient']['occupations']</text:span></text:p></office:annotation></text:span><text:change-end text:change-id="ct288896944"/><text:change-start text:change-id="ct288897048"/><text:span text:style-name="T3">occupation['socialStatus']['status']</text:span><text:change-end text:change-id="ct288897048"/><text:span text:style-name="T3">; </text:span></text:p>
      <text:p text:style-name="P12"><text:span text:style-name="T4">11. Категория льготности: </text:span><text:change-start text:change-id="ct288897152"/><text:span text:style-name="T4"><office:annotation><dc:creator>&lt;анонимный&gt;</dc:creator><dc:date>2012-12-14T15:51:14.37</dc:date><text:p text:style-name="P32"><text:span text:style-name="T19">do text for disability in data['patient']['disabilities']</text:span></text:p></office:annotation></text:span><text:change-end text:change-id="ct288897152"/><text:change-start text:change-id="ct288897256"/><text:span text:style-name="T4">disability['disabilityType']['name']</text:span><text:change-end text:change-id="ct288897256"/><text:span text:style-name="T5"> </text:span></text:p>
      <text:p text:style-name="P9"><text:span text:style-name="T1">12. Кем направлен: </text:span><text:change-start text:change-id="ct288897360"/><text:span text:style-name="T2">getData('assignment.directed')</text:span><text:change-end text:change-id="ct288897360"/><text:span text:style-name="T2"> </text:span></text:p>
      <text:p text:style-name="P12"><text:span text:style-name="T4">13. Кем доставлен: </text:span><text:change-start text:change-id="ct288897464"/><text:span text:style-name="T7">getData('deliveredType')</text:span><text:change-end text:change-id="ct288897464"/><text:span text:style-name="T4"> </text:span></text:p>
      <text:p text:style-name="P25"><text:span text:style-name="T1">14. Диагноз направившего учреждения: </text:span><text:change-start text:change-id="ct288897568"/><text:span text:style-name="T2">findDiagnosis('diagnoses', 'assignment')['mkb']['code']</text:span><text:change-end text:change-id="ct288897568"/><text:span text:style-name="T1"> </text:span><text:span text:style-name="T2">: </text:span><text:change-start text:change-id="ct288897672"/><text:span text:style-name="T2">findDiagnosis('diagnoses', 'assignment')['mkb']['diagnosis']</text:span><text:change-end text:change-id="ct288897672"/><text:span text:style-name="T2"> </text:span></text:p>
      <text:p text:style-name="P27"><text:span text:style-name="T1">15. Диагноз приемного отделения: </text:span><text:change-start text:change-id="ct288897776"/><text:span text:style-name="T2">findDiagnosis('diagnoses', 'supply')['mkb']['code']</text:span><text:change-end text:change-id="ct288897776"/><text:span text:style-name="T2">: </text:span><text:change-start text:change-id="ct288897880"/><text:span text:style-name="T2">findDiagnosis('diagnoses', 'supply')['mkb']['diagnosis']</text:span><text:change-end text:change-id="ct288897880"/><text:span text:style-name="T2"> </text:span></text:p>
      <text:p text:style-name="P28">16. Доставлен в состоянии опьянения: </text:p>
      <text:p text:style-name="P12"><text:span text:style-name="T4">17. Госпитализирован по поводу данного заболевания в текущем году: </text:span><text:change-start text:change-id="ct288897984"/><text:span text:style-name="T7">getData('appealWithDeseaseThisYear')</text:span><text:change-end text:change-id="ct288897984"/> </text:p>
      <text:p text:style-name="P9"><text:span text:style-name="T1">18. Доставлен в стационар от начала заболевания (получения травмы): </text:span><text:change-start text:change-id="ct288898088"/><text:span text:style-name="T2">getData('deliveredAfterType')</text:span><text:change-end text:change-id="ct288898088"/><text:span text:style-name="T2"> </text:span></text:p>
      <text:p text:style-name="P3">19. Травма: </text:p>
      <text:p text:style-name="P9"><text:span text:style-name="T1">20. Дата поступления в приемное отделение: </text:span><text:change-start text:change-id="ct288898192"/><text:span text:style-name="T2">formatDateTime('rangeAppealDateTime.start')</text:span><text:change-end text:change-id="ct288898192"/><text:span text:style-name="T2"> </text:span></text:p>
      <text:p text:style-name="P3"><text:tab/>Подпись врача приемного отделения: _______________________________________________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91049984" text:id="ct291049984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91047904" text:id="ct291047904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91051336" text:id="ct29105133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91051128" text:id="ct291051128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291049984"/><text:span text:style-name="MT1">getData('patient.id')</text:span><text:change-end text:change-id="ct291049984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91047904"/><text:span text:style-name="MT2">getData('id')</text:span><text:change-end text:change-id="ct29104790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91051336"/>getBarcode39('<text:span text:style-name="MT3">patient.id</text:span>')<text:change-end text:change-id="ct291051336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91051128"/>getBarcode39(<text:span text:style-name="MT4">'id'</text:span>)<text:change-end text:change-id="ct29105112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2-12-17T16:07:38.24</dc:date>
    <meta:editing-duration>PT3H10M49S</meta:editing-duration>
    <meta:editing-cycles>44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4" meta:character-count="2279"/>
  </office:meta>
</office:document-meta>
</file>